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Regular"/>
    <style:font-face style:name="Noto Sans CJK SC Regular" svg:font-family="'Noto Sans CJK SC Regular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84mm"/>
    </style:style>
    <style:style style:name="co2" style:family="table-column">
      <style:table-column-properties fo:break-before="auto" style:column-width="68.26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42.4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41.22mm"/>
    </style:style>
    <style:style style:name="co9" style:family="table-column">
      <style:table-column-properties fo:break-before="auto" style:column-width="27.82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7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6.03mm" fo:break-before="auto" style:use-optimal-row-height="true"/>
    </style:style>
    <style:style style:name="ro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style:font-name-asian="Lato" style:font-name-complex="Lat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 CJK SC Regular" style:font-name-asian="Noto Sans CJK SC Regular" style:font-name-complex="Noto Sans CJK SC Regular"/>
    </style:style>
    <style:style style:name="ce11" style:family="table-cell" style:parent-style-name="Default" style:data-style-name="N30"/>
  </office:automatic-styles>
  <office:body>
    <office:spreadsheet>
      <table:calculation-settings table:automatic-find-labels="false"/>
      <table:table table:name="安排表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LAM每日学习计划</text:p>
          </table:table-cell>
          <table:covered-table-cell table:style-name="ce1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>
            <text:p>学习内容</text:p>
          </table:table-cell>
          <table:table-cell office:value-type="string" calcext:value-type="string">
            <text:p>内容介绍</text:p>
          </table:table-cell>
          <table:table-cell office:value-type="string" calcext:value-type="string">
            <text:p>预计完成时间（天）</text:p>
          </table:table-cell>
          <table:table-cell office:value-type="string" calcext:value-type="string">
            <text:p>每日完成量</text:p>
          </table:table-cell>
          <table:table-cell office:value-type="string" calcext:value-type="string">
            <text:p>学习时间段</text:p>
          </table:table-cell>
          <table:table-cell office:value-type="string" calcext:value-type="string">
            <text:p>开始时间</text:p>
          </table:table-cell>
        </table:table-row>
        <table:table-row table:style-name="ro3">
          <table:table-cell office:value-type="string" calcext:value-type="string">
            <text:p>《State Estimation For Robot》</text:p>
          </table:table-cell>
          <table:table-cell table:style-name="ce3" office:value-type="string" calcext:value-type="string">
            <text:p>概率论入门知识+运动模型/量测模型+SLAM应用（滤波/优化）</text:p>
            <text:p>共370页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:30–10:00</text:p>
          </table:table-cell>
          <table:table-cell office:value-type="string" calcext:value-type="string">
            <text:p>2019/0808</text:p>
          </table:table-cell>
        </table:table-row>
        <table:table-row table:style-name="ro4">
          <table:table-cell office:value-type="string" calcext:value-type="string">
            <text:p>《A micro Lie theory for state estimation in robotics》</text:p>
          </table:table-cell>
          <table:table-cell office:value-type="string" calcext:value-type="string">
            <text:p>运动估计中使用的李群李代数讲解</text:p>
            <text:p>共17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00-20:00</text:p>
          </table:table-cell>
          <table:table-cell office:value-type="string" calcext:value-type="string">
            <text:p>2019/0808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学习记录" table:style-name="ta1"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6" table:default-cell-style-name="ce8"/>
        <table:table-column table:style-name="co6" table:default-cell-style-name="Default"/>
        <table:table-column table:style-name="co10" table:default-cell-style-name="Default"/>
        <table:table-row table:style-name="ro5">
          <table:table-cell table:style-name="ce7" office:value-type="string" calcext:value-type="string" table:number-columns-spanned="3" table:number-rows-spanned="1">
            <text:p>《State Estimation For Robot》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《A micro Lie theory for state estimation in robotics》</text:p>
          </table:table-cell>
          <table:covered-table-cell table:number-columns-repeated="2"/>
        </table:table-row>
        <table:table-row table:style-name="ro2"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打卡</text:p>
          </table:table-cell>
          <table:table-cell table:style-name="ce5" office:value-type="string" calcext:value-type="string">
            <text:p>完成情况</text:p>
          </table:table-cell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打卡</text:p>
          </table:table-cell>
          <table:table-cell table:style-name="ce5" office:value-type="string" calcext:value-type="string">
            <text:p>完成情况</text:p>
          </table:table-cell>
        </table:table-row>
        <table:table-row table:style-name="ro5">
          <table:table-cell office:value-type="date" office:date-value="2019-08-08" calcext:value-type="date">
            <text:p>19年8月8日</text:p>
          </table:table-cell>
          <table:table-cell table:style-name="ce9" office:value-type="string" calcext:value-type="string">
            <text:p>√</text:p>
          </table:table-cell>
          <table:table-cell table:style-name="ce11" office:value-type="string" calcext:value-type="string">
            <text:p>10至14</text:p>
          </table:table-cell>
          <table:table-cell office:value-type="date" office:date-value="2019-08-08" calcext:value-type="date">
            <text:p>19年8月8日</text:p>
          </table:table-cell>
          <table:table-cell table:style-name="ce9" office:value-type="string" calcext:value-type="string">
            <text:p>√</text:p>
          </table:table-cell>
          <table:table-cell table:style-name="ce5" office:value-type="string" calcext:value-type="string">
            <text:p>第一章</text:p>
          </table:table-cell>
        </table:table-row>
        <table:table-row table:style-name="ro5">
          <table:table-cell office:value-type="date" office:date-value="2019-08-09" calcext:value-type="date">
            <text:p>19年8月9日</text:p>
          </table:table-cell>
          <table:table-cell table:style-name="ce9" office:value-type="string" calcext:value-type="string">
            <text:p>√</text:p>
          </table:table-cell>
          <table:table-cell office:value-type="string" calcext:value-type="string">
            <text:p>15至20</text:p>
          </table:table-cell>
          <table:table-cell office:value-type="date" office:date-value="2019-08-09" calcext:value-type="date">
            <text:p>19年8月9日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office:value-type="date" office:date-value="2019-08-10" calcext:value-type="date">
            <text:p>19年8月10日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date" office:date-value="2019-08-10" calcext:value-type="date">
            <text:p>19年8月10日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office:value-type="date" office:date-value="2019-08-11" calcext:value-type="date">
            <text:p>19年8月11日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date" office:date-value="2019-08-11" calcext:value-type="date">
            <text:p>19年8月11日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5">
          <table:table-cell office:value-type="date" office:date-value="2019-08-12" calcext:value-type="date">
            <text:p>19年8月12日</text:p>
          </table:table-cell>
          <table:table-cell table:style-name="ce9" office:value-type="string" calcext:value-type="string">
            <text:p>√</text:p>
          </table:table-cell>
          <table:table-cell office:value-type="string" calcext:value-type="string">
            <text:p>21至26</text:p>
          </table:table-cell>
          <table:table-cell office:value-type="date" office:date-value="2019-08-12" calcext:value-type="date">
            <text:p>19年8月12日</text:p>
          </table:table-cell>
          <table:table-cell table:style-name="ce9" office:value-type="string" calcext:value-type="string">
            <text:p>√</text:p>
          </table:table-cell>
          <table:table-cell office:value-type="string" calcext:value-type="string">
            <text:p>第二章：A-B</text:p>
          </table:table-cell>
        </table:table-row>
        <table:table-row table:style-name="ro2">
          <table:table-cell office:value-type="date" office:date-value="2019-08-13" calcext:value-type="date">
            <text:p>19年8月13日</text:p>
          </table:table-cell>
          <table:table-cell table:style-name="ce9" office:value-type="string" calcext:value-type="string">
            <text:p>√</text:p>
          </table:table-cell>
          <table:table-cell office:value-type="string" calcext:value-type="string">
            <text:p>25至29</text:p>
          </table:table-cell>
          <table:table-cell office:value-type="date" office:date-value="2019-08-13" calcext:value-type="date">
            <text:p>19年8月13日</text:p>
          </table:table-cell>
          <table:table-cell table:number-columns-repeated="2"/>
        </table:table-row>
        <table:table-row table:style-name="ro6">
          <table:table-cell office:value-type="date" office:date-value="2019-08-14" calcext:value-type="date">
            <text:p>19年8月14日</text:p>
          </table:table-cell>
          <table:table-cell table:number-columns-repeated="2"/>
          <table:table-cell office:value-type="date" office:date-value="2019-08-14" calcext:value-type="date">
            <text:p>19年8月14日</text:p>
          </table:table-cell>
          <table:table-cell table:number-columns-repeated="2"/>
        </table:table-row>
        <table:table-row table:style-name="ro6">
          <table:table-cell office:value-type="date" office:date-value="2019-08-15" calcext:value-type="date">
            <text:p>19年8月15日</text:p>
          </table:table-cell>
          <table:table-cell table:number-columns-repeated="2"/>
          <table:table-cell office:value-type="date" office:date-value="2019-08-15" calcext:value-type="date">
            <text:p>19年8月15日</text:p>
          </table:table-cell>
          <table:table-cell table:number-columns-repeated="2"/>
        </table:table-row>
        <table:table-row table:style-name="ro6">
          <table:table-cell office:value-type="date" office:date-value="2019-08-16" calcext:value-type="date">
            <text:p>19年8月16日</text:p>
          </table:table-cell>
          <table:table-cell table:number-columns-repeated="2"/>
          <table:table-cell office:value-type="date" office:date-value="2019-08-16" calcext:value-type="date">
            <text:p>19年8月16日</text:p>
          </table:table-cell>
          <table:table-cell table:number-columns-repeated="2"/>
        </table:table-row>
        <table:table-row table:style-name="ro6">
          <table:table-cell office:value-type="date" office:date-value="2019-08-17" calcext:value-type="date">
            <text:p>19年8月17日</text:p>
          </table:table-cell>
          <table:table-cell table:number-columns-repeated="2"/>
          <table:table-cell office:value-type="date" office:date-value="2019-08-17" calcext:value-type="date">
            <text:p>19年8月17日</text:p>
          </table:table-cell>
          <table:table-cell table:number-columns-repeated="2"/>
        </table:table-row>
        <table:table-row table:style-name="ro6">
          <table:table-cell office:value-type="date" office:date-value="2019-08-18" calcext:value-type="date">
            <text:p>19年8月18日</text:p>
          </table:table-cell>
          <table:table-cell table:number-columns-repeated="2"/>
          <table:table-cell office:value-type="date" office:date-value="2019-08-18" calcext:value-type="date">
            <text:p>19年8月18日</text:p>
          </table:table-cell>
          <table:table-cell table:number-columns-repeated="2"/>
        </table:table-row>
        <table:table-row table:style-name="ro6">
          <table:table-cell office:value-type="date" office:date-value="2019-08-19" calcext:value-type="date">
            <text:p>19年8月19日</text:p>
          </table:table-cell>
          <table:table-cell table:number-columns-repeated="2"/>
          <table:table-cell office:value-type="date" office:date-value="2019-08-19" calcext:value-type="date">
            <text:p>19年8月19日</text:p>
          </table:table-cell>
          <table:table-cell table:number-columns-repeated="2"/>
        </table:table-row>
        <table:table-row table:style-name="ro6">
          <table:table-cell office:value-type="date" office:date-value="2019-08-20" calcext:value-type="date">
            <text:p>19年8月20日</text:p>
          </table:table-cell>
          <table:table-cell table:number-columns-repeated="2"/>
          <table:table-cell office:value-type="date" office:date-value="2019-08-20" calcext:value-type="date">
            <text:p>19年8月20日</text:p>
          </table:table-cell>
          <table:table-cell table:number-columns-repeated="2"/>
        </table:table-row>
        <table:table-row table:style-name="ro6">
          <table:table-cell office:value-type="date" office:date-value="2019-08-21" calcext:value-type="date">
            <text:p>19年8月21日</text:p>
          </table:table-cell>
          <table:table-cell table:number-columns-repeated="2"/>
          <table:table-cell office:value-type="date" office:date-value="2019-08-21" calcext:value-type="date">
            <text:p>19年8月21日</text:p>
          </table:table-cell>
          <table:table-cell table:number-columns-repeated="2"/>
        </table:table-row>
        <table:table-row table:style-name="ro6">
          <table:table-cell office:value-type="date" office:date-value="2019-08-22" calcext:value-type="date">
            <text:p>19年8月22日</text:p>
          </table:table-cell>
          <table:table-cell table:number-columns-repeated="2"/>
          <table:table-cell office:value-type="date" office:date-value="2019-08-22" calcext:value-type="date">
            <text:p>19年8月22日</text:p>
          </table:table-cell>
          <table:table-cell table:number-columns-repeated="2"/>
        </table:table-row>
        <table:table-row table:style-name="ro6">
          <table:table-cell office:value-type="date" office:date-value="2019-08-23" calcext:value-type="date">
            <text:p>19年8月23日</text:p>
          </table:table-cell>
          <table:table-cell table:number-columns-repeated="2"/>
          <table:table-cell office:value-type="date" office:date-value="2019-08-23" calcext:value-type="date">
            <text:p>19年8月23日</text:p>
          </table:table-cell>
          <table:table-cell table:number-columns-repeated="2"/>
        </table:table-row>
        <table:table-row table:style-name="ro6">
          <table:table-cell office:value-type="date" office:date-value="2019-08-24" calcext:value-type="date">
            <text:p>19年8月24日</text:p>
          </table:table-cell>
          <table:table-cell table:number-columns-repeated="2"/>
          <table:table-cell office:value-type="date" office:date-value="2019-08-24" calcext:value-type="date">
            <text:p>19年8月24日</text:p>
          </table:table-cell>
          <table:table-cell table:number-columns-repeated="2"/>
        </table:table-row>
        <table:table-row table:style-name="ro6">
          <table:table-cell office:value-type="date" office:date-value="2019-08-25" calcext:value-type="date">
            <text:p>19年8月25日</text:p>
          </table:table-cell>
          <table:table-cell table:number-columns-repeated="2"/>
          <table:table-cell office:value-type="date" office:date-value="2019-08-25" calcext:value-type="date">
            <text:p>19年8月25日</text:p>
          </table:table-cell>
          <table:table-cell table:number-columns-repeated="2"/>
        </table:table-row>
        <table:table-row table:style-name="ro6">
          <table:table-cell office:value-type="date" office:date-value="2019-08-26" calcext:value-type="date">
            <text:p>19年8月26日</text:p>
          </table:table-cell>
          <table:table-cell table:number-columns-repeated="2"/>
          <table:table-cell office:value-type="date" office:date-value="2019-08-26" calcext:value-type="date">
            <text:p>19年8月26日</text:p>
          </table:table-cell>
          <table:table-cell table:number-columns-repeated="2"/>
        </table:table-row>
        <table:table-row table:style-name="ro6">
          <table:table-cell office:value-type="date" office:date-value="2019-08-27" calcext:value-type="date">
            <text:p>19年8月27日</text:p>
          </table:table-cell>
          <table:table-cell table:number-columns-repeated="2"/>
          <table:table-cell office:value-type="date" office:date-value="2019-08-27" calcext:value-type="date">
            <text:p>19年8月27日</text:p>
          </table:table-cell>
          <table:table-cell table:number-columns-repeated="2"/>
        </table:table-row>
        <table:table-row table:style-name="ro6">
          <table:table-cell office:value-type="date" office:date-value="2019-08-28" calcext:value-type="date">
            <text:p>19年8月28日</text:p>
          </table:table-cell>
          <table:table-cell table:number-columns-repeated="2"/>
          <table:table-cell office:value-type="date" office:date-value="2019-08-28" calcext:value-type="date">
            <text:p>19年8月28日</text:p>
          </table:table-cell>
          <table:table-cell table:number-columns-repeated="2"/>
        </table:table-row>
        <table:table-row table:style-name="ro6">
          <table:table-cell office:value-type="date" office:date-value="2019-08-29" calcext:value-type="date">
            <text:p>19年8月29日</text:p>
          </table:table-cell>
          <table:table-cell table:number-columns-repeated="2"/>
          <table:table-cell office:value-type="date" office:date-value="2019-08-29" calcext:value-type="date">
            <text:p>19年8月29日</text:p>
          </table:table-cell>
          <table:table-cell table:number-columns-repeated="2"/>
        </table:table-row>
        <table:table-row table:style-name="ro6">
          <table:table-cell office:value-type="date" office:date-value="2019-08-30" calcext:value-type="date">
            <text:p>19年8月30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8-31" calcext:value-type="date">
            <text:p>19年8月3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1" calcext:value-type="date">
            <text:p>19年9月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2" calcext:value-type="date">
            <text:p>19年9月2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3" calcext:value-type="date">
            <text:p>19年9月3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4" calcext:value-type="date">
            <text:p>19年9月4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5" calcext:value-type="date">
            <text:p>19年9月5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6" calcext:value-type="date">
            <text:p>19年9月6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7" calcext:value-type="date">
            <text:p>19年9月7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8" calcext:value-type="date">
            <text:p>19年9月8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9" calcext:value-type="date">
            <text:p>19年9月9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0" calcext:value-type="date">
            <text:p>19年9月10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1" calcext:value-type="date">
            <text:p>19年9月1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2" calcext:value-type="date">
            <text:p>19年9月12日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Regular"/>
    <style:font-face style:name="Noto Sans CJK SC Regular" svg:font-family="'Noto Sans CJK SC Regular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1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00/00/00</text:date>, <text:time style:data-style-name="N2" text:time-value="10:18:22.94062137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9:40:50.982680606</meta:creation-date>
    <dc:date>2019-08-13T10:18:45.581311788</dc:date>
    <meta:editing-duration>PT27M13S</meta:editing-duration>
    <meta:editing-cycles>12</meta:editing-cycles>
    <meta:generator>LibreOffice/5.1.6.2$Linux_X86_64 LibreOffice_project/10m0$Build-2</meta:generator>
    <meta:document-statistic meta:table-count="2" meta:cell-count="102" meta:object-count="0"/>
  </office:meta>
</office:document-meta>
</file>